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1" svg:font-family="'Amatic SC'" style:font-pitch="variable"/>
    <style:font-face style:name="FontAwesome" svg:font-family="FontAwesome" style:font-pitch="variable"/>
    <style:font-face style:name="Amatic SC" svg:font-family="'Amatic S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matic SC2" svg:font-family="'Amatic S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title">
      <style:graphic-properties fo:min-height="5.69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1e5493" fo:font-size="96pt" style:font-size-asian="96pt" style:font-size-complex="96pt"/>
    </style:style>
    <style:style style:name="P3" style:family="paragraph">
      <style:text-properties fo:color="#d52034" fo:font-size="96pt" fo:font-weight="bold" style:font-size-asian="96pt" style:font-weight-asian="bold" style:font-size-complex="96pt" style:font-weight-complex="bold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color="#1e5493" fo:font-size="96pt" style:font-size-asian="96pt" style:font-size-complex="96pt"/>
    </style:style>
    <style:style style:name="T2" style:family="text">
      <style:text-properties fo:color="#d52034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666666" style:font-name="FontAwesome" fo:font-size="32pt" style:font-size-asian="32pt" style:font-size-complex="32pt"/>
    </style:style>
    <style:style style:name="T4" style:family="text">
      <style:text-properties fo:color="#666666" style:font-name="Liberation Sans1" fo:font-size="32pt" style:font-size-asian="32pt" style:font-size-complex="32pt"/>
    </style:style>
    <style:style style:name="T5" style:family="text">
      <style:text-properties fo:color="#666666" style:font-name="Amatic SC1" fo:font-size="32pt" style:font-size-asian="32pt" style:font-size-complex="32pt"/>
    </style:style>
    <style:style style:name="T6" style:family="text">
      <style:text-properties fo:color="#000000" style:font-name="Amatic SC1" fo:font-size="32pt" style:font-size-asian="32pt" style:font-size-complex="32pt"/>
    </style:style>
    <style:style style:name="T7" style:family="text">
      <style:text-properties style:use-window-font-color="true" fo:font-size="32pt" style:font-size-asian="32pt" style:font-size-complex="32pt"/>
    </style:style>
    <style:style style:name="T8" style:family="text">
      <style:text-properties fo:color="#666666"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9.073cm" svg:x="1.4cm" svg:y="8.89cm" presentation:class="outline" presentation:user-transformed="true">
          <draw:text-box>
            <text:p text:style-name="P1"><text:span text:style-name="T1">The Future of Twisted</text:span></text:p>
            <text:p text:style-name="P1"><text:span text:style-name="T1"/></text:p>
          </draw:text-box>
        </draw:frame>
        <draw:frame presentation:style-name="pr2" draw:text-style-name="P3" draw:layer="layout" svg:width="25.199cm" svg:height="5.697cm" svg:x="1.524cm" svg:y="1.777cm" presentation:class="title" presentation:user-transformed="true">
          <draw:text-box>
            <text:p><text:span text:style-name="T2">Amber Brown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hawkowl</text:span><text:span text:style-name="T6"> </text:span><text:span text:style-name="T4"><text:s text:c="4"/></text:span><text:span text:style-name="T3"></text:span><text:span text:style-name="T5"> </text:span><text:span text:style-name="T5"><text:s/>hawkieow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The Secret Sauce</text:span></text:p>
            <text:p text:style-name="P1"><text:span text:style-name="T1">Behind Open Source</text:span></text:p>
            <text:p text:style-name="P1"><text:span text:style-name="T1"/></text:p>
          </draw:text-box>
        </draw:frame>
        <draw:frame presentation:style-name="pr2" draw:text-style-name="P3" draw:layer="layout" svg:width="25.199cm" svg:height="5.697cm" svg:x="1.524cm" svg:y="1.777cm" presentation:class="title" presentation:user-transformed="true">
          <draw:text-box>
            <text:p><text:span text:style-name="T2">Russel Keith-Magee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freakboy3742</text:span><text:span text:style-name="T7"> </text:span><text:span text:style-name="T4"><text:s text:c="4"/></text:span><text:span text:style-name="T3"></text:span><text:span text:style-name="T8"> </text:span><text:span text:style-name="T5"><text:s/></text:span><text:span text:style-name="T5">freakboy374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Using Django</text:span></text:p>
            <text:p text:style-name="P1"><text:span text:style-name="T1">for Genome Engineering</text:span></text:p>
            <text:p text:style-name="P1"><text:span text:style-name="T1"/></text:p>
          </draw:text-box>
        </draw:frame>
        <draw:frame presentation:style-name="pr2" draw:text-style-name="P3" draw:layer="layout" svg:width="25.199cm" svg:height="5.697cm" svg:x="1.524cm" svg:y="1.777cm" presentation:class="title" presentation:user-transformed="true">
          <draw:text-box>
            <text:p><text:span text:style-name="T2">A. Zidkova, F. Sedlak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anastazie</text:span><text:span text:style-name="T7"> </text:span><text:span text:style-name="T4"><text:s text:c="4"/></text:span><text:span text:style-name="T3"></text:span><text:span text:style-name="T8"> </text:span><text:span text:style-name="T5"><text:s/>anastassiyaZid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9.073cm" svg:x="1.4cm" svg:y="8.89cm" presentation:class="outline" presentation:user-transformed="true">
          <draw:text-box>
            <text:p text:style-name="P1"><text:span text:style-name="T1">Testing with Pytest</text:span></text:p>
            <text:p text:style-name="P1"><text:span text:style-name="T1"/></text:p>
          </draw:text-box>
        </draw:frame>
        <draw:frame presentation:style-name="pr2" draw:text-style-name="P3" draw:layer="layout" svg:width="25.199cm" svg:height="5.697cm" svg:x="1.524cm" svg:y="1.777cm" presentation:class="title" presentation:user-transformed="true">
          <draw:text-box>
            <text:p><text:span text:style-name="T2">Michal Hořejšek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horejsek</text:span><text:span text:style-name="T7"> </text:span><text:span text:style-name="T4"><text:s text:c="4"/></text:span><text:span text:style-name="T3"></text:span><text:span text:style-name="T8"> </text:span><text:span text:style-name="T5"><text:s/></text:span><text:span text:style-name="T5">horejse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Python, Flask</text:span></text:p>
            <text:p text:style-name="P1"><text:span text:style-name="T1">And Modern Peripherals</text:span></text:p>
            <text:p text:style-name="P1"><text:span text:style-name="T1"/></text:p>
          </draw:text-box>
        </draw:frame>
        <draw:frame presentation:style-name="pr2" draw:text-style-name="P3" draw:layer="layout" svg:width="25.199cm" svg:height="5.697cm" svg:x="1.524cm" svg:y="1.777cm" presentation:class="title" presentation:user-transformed="true">
          <draw:text-box>
            <text:p><text:span text:style-name="T2">Piotr Dyba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pdyba</text:span><text:span text:style-name="T7"> </text:span><text:span text:style-name="T4"><text:s text:c="4"/></text:span><text:span text:style-name="T3"></text:span><text:span text:style-name="T8"> </text:span><text:span text:style-name="T5"><text:s/>dybacomp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Push Notifications</text:span></text:p>
            <text:p text:style-name="P1"><text:span text:style-name="T1">With Django</text:span></text:p>
            <text:p text:style-name="P1"><text:span text:style-name="T1"/></text:p>
          </draw:text-box>
        </draw:frame>
        <draw:frame presentation:style-name="pr2" draw:text-style-name="P3" draw:layer="layout" svg:width="25.199cm" svg:height="5.697cm" svg:x="1.524cm" svg:y="1.777cm" presentation:class="title" presentation:user-transformed="true">
          <draw:text-box>
            <text:p><text:span text:style-name="T2">Svetlana Margetova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svetlanaM</text:span><text:span text:style-name="T7"> </text:span><text:span text:style-name="T4"><text:s text:c="4"/></text:span><text:span text:style-name="T3"></text:span><text:span text:style-name="T8"> </text:span><text:span text:style-name="T5"><text:s/>mandragora258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Build Newbies,</text:span></text:p>
            <text:p text:style-name="P1"><text:span text:style-name="T1">Ship a Better Tech Community</text:span></text:p>
            <text:p text:style-name="P1"><text:span text:style-name="T1"/></text:p>
          </draw:text-box>
        </draw:frame>
        <draw:frame presentation:style-name="pr2" draw:text-style-name="P3" draw:layer="layout" svg:width="25.199cm" svg:height="5.697cm" svg:x="1.524cm" svg:y="1.777cm" presentation:class="title" presentation:user-transformed="true">
          <draw:text-box>
            <text:p><text:span text:style-name="T2">Jessica Rose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jessrose</text:span><text:span text:style-name="T7"> </text:span><text:span text:style-name="T4"><text:s text:c="4"/></text:span><text:span text:style-name="T3"></text:span><text:span text:style-name="T8"> </text:span><text:span text:style-name="T5"><text:s/>jesslynnrose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Python Talking</text:span></text:p>
            <text:p text:style-name="P1"><text:span text:style-name="T1">About Python</text:span></text:p>
          </draw:text-box>
        </draw:frame>
        <draw:frame presentation:style-name="pr2" draw:text-style-name="P3" draw:layer="layout" svg:width="25.199cm" svg:height="5.697cm" svg:x="1.524cm" svg:y="1.777cm" presentation:class="title" presentation:user-transformed="true">
          <draw:text-box>
            <text:p><text:span text:style-name="T2">Elyézer Rezende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elyezer</text:span><text:span text:style-name="T7"> </text:span><text:span text:style-name="T4"><text:s text:c="4"/></text:span><text:span text:style-name="T3"></text:span><text:span text:style-name="T8"> </text:span><text:span text:style-name="T5"><text:s/></text:span><text:span text:style-name="T5">elyezer</text:span></text:p>
            <text:p text:style-name="P1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9.073cm" svg:x="1.4cm" svg:y="8.89cm" presentation:class="outline" presentation:user-transformed="true">
          <draw:text-box>
            <text:p text:style-name="P1"><text:span text:style-name="T1">Magical Attributes</text:span></text:p>
            <text:p text:style-name="P1"><text:span text:style-name="T1"/></text:p>
          </draw:text-box>
        </draw:frame>
        <draw:frame presentation:style-name="pr2" draw:text-style-name="P3" draw:layer="layout" svg:width="25.199cm" svg:height="5.697cm" svg:x="1.524cm" svg:y="1.777cm" presentation:class="title" presentation:user-transformed="true">
          <draw:text-box>
            <text:p><text:span text:style-name="T2">Radomir Dopieralski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deshipu</text:span><text:span text:style-name="T7"> </text:span><text:span text:style-name="T4"><text:s text:c="4"/></text:span><text:span text:style-name="T3"></text:span><text:span text:style-name="T8"> </text:span><text:span text:style-name="T5"><text:s/></text:span><text:span text:style-name="T5">deship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Debugging a Linux</text:span></text:p>
            <text:p text:style-name="P1"><text:span text:style-name="T1">Distribution Component</text:span></text:p>
          </draw:text-box>
        </draw:frame>
        <draw:frame presentation:style-name="pr2" draw:text-style-name="P3" draw:layer="layout" svg:width="28cm" svg:height="5.697cm" svg:x="0cm" svg:y="1.777cm" presentation:class="title" presentation:user-transformed="true">
          <draw:text-box>
            <text:p><text:span text:style-name="T2">Valentina Mukhamedzhanova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megaummi</text:span><text:span text:style-name="T7"> </text:span><text:span text:style-name="T4"><text:s text:c="4"/></text:span><text:span text:style-name="T3"></text:span><text:span text:style-name="T8"> </text:span><text:span text:style-name="T5"><text:s/></text:span><text:span text:style-name="T5">umirra</text:span></text:p>
            <text:p text:style-name="P1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Python for</text:span></text:p>
            <text:p text:style-name="P1"><text:span text:style-name="T1">Particle Hunters</text:span></text:p>
          </draw:text-box>
        </draw:frame>
        <draw:frame presentation:style-name="pr2" draw:text-style-name="P3" draw:layer="layout" svg:width="28cm" svg:height="5.697cm" svg:x="0cm" svg:y="1.777cm" presentation:class="title" presentation:user-transformed="true">
          <draw:text-box>
            <text:p><text:span text:style-name="T2">Jarka Schovancová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jschovan</text:span><text:span text:style-name="T7"> </text:span><text:span text:style-name="T4"><text:s text:c="4"/></text:span><text:span text:style-name="T3"></text:span><text:span text:style-name="T8"> </text:span><text:span text:style-name="T5"><text:s/></text:span><text:span text:style-name="T5">jschovan</text:span></text:p>
            <text:p text:style-name="P1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Running Python</text:span></text:p>
            <text:p text:style-name="P1"><text:span text:style-name="T1">On Embedded Systems</text:span></text:p>
          </draw:text-box>
        </draw:frame>
        <draw:frame presentation:style-name="pr2" draw:text-style-name="P3" draw:layer="layout" svg:width="28cm" svg:height="5.697cm" svg:x="0cm" svg:y="1.777cm" presentation:class="title" presentation:user-transformed="true">
          <draw:text-box>
            <text:p><text:span text:style-name="T2">Jan Čermák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sairon</text:span><text:span text:style-name="T7"> </text:span><text:span text:style-name="T4"><text:s text:c="4"/></text:span><text:span text:style-name="T3"></text:span><text:span text:style-name="T8"> </text:span><text:span text:style-name="T5"><text:s/></text:span><text:span text:style-name="T5">sairon</text:span></text:p>
            <text:p text:style-name="P1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What can Developers</text:span></text:p>
            <text:p text:style-name="P1"><text:span text:style-name="T1">Learn from Bankers</text:span></text:p>
          </draw:text-box>
        </draw:frame>
        <draw:frame presentation:style-name="pr2" draw:text-style-name="P3" draw:layer="layout" svg:width="28cm" svg:height="5.697cm" svg:x="0cm" svg:y="1.777cm" presentation:class="title" presentation:user-transformed="true">
          <draw:text-box>
            <text:p><text:span text:style-name="T2">Viktor Stískala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hareevs</text:span><text:span text:style-name="T7"> </text:span><text:span text:style-name="T4"><text:s text:c="4"/></text:span><text:span text:style-name="T3"></text:span><text:span text:style-name="T8"> </text:span><text:span text:style-name="T5"><text:s/></text:span><text:span text:style-name="T5">hareevs</text:span></text:p>
            <text:p text:style-name="P1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So You Have a Python App</text:span></text:p>
            <text:p text:style-name="P1"><text:span text:style-name="T1">and Now What?</text:span></text:p>
          </draw:text-box>
        </draw:frame>
        <draw:frame presentation:style-name="pr2" draw:text-style-name="P3" draw:layer="layout" svg:width="28cm" svg:height="5.697cm" svg:x="0cm" svg:y="1.777cm" presentation:class="title" presentation:user-transformed="true">
          <draw:text-box>
            <text:p><text:span text:style-name="T2">Věroš Kaplan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verosk</text:span><text:span text:style-name="T7"> </text:span><text:span text:style-name="T4"><text:s text:c="4"/></text:span><text:span text:style-name="T3"></text:span><text:span text:style-name="T8"> </text:span><text:span text:style-name="T5"><text:s/></text:span><text:span text:style-name="T5">verosk</text:span></text:p>
            <text:p text:style-name="P1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8cm" svg:height="5.697cm" svg:x="0cm" svg:y="6.096cm" presentation:class="title" presentation:user-transformed="true">
          <draw:text-box>
            <text:p><text:span text:style-name="T2">Lightning Talks</text:span></text:p>
          </draw:text-box>
        </draw:frame>
        <draw:frame presentation:style-name="pr1" draw:text-style-name="P2" draw:layer="layout" svg:width="25.199cm" svg:height="2.032cm" svg:x="1.401cm" svg:y="18.796cm" presentation:class="outline" presentation:user-transformed="true">
          <draw:text-box>
            <text:p text:style-name="P1"><text:span text:style-name="T3"></text:span><text:span text:style-name="T8"> </text:span><text:span text:style-name="T5"><text:s/></text:span><text:span text:style-name="T5">pyconCZ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 SC1" svg:font-family="'Amatic SC'" style:font-pitch="variable"/>
    <style:font-face style:name="FontAwesome" svg:font-family="FontAwesome" style:font-pitch="variable"/>
    <style:font-face style:name="Amatic SC" svg:font-family="'Amatic S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matic SC2" svg:font-family="'Amatic S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Amatic SC1" fo:font-family="'Amatic SC'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Amatic SC1" fo:font-family="'Amatic SC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style:font-name="Amatic SC1" fo:font-family="'Amatic SC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style:font-name="Amatic SC1" fo:font-family="'Amatic SC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style:font-name="Amatic SC1" fo:font-family="'Amatic SC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style:font-name="Amatic SC1" fo:font-family="'Amatic SC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style:font-name="Amatic SC1" fo:font-family="'Amatic SC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matic SC1" fo:font-family="'Amatic SC'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3T23:49:15.888435106</meta:creation-date>
    <dc:date>2015-11-24T11:23:39.993348383</dc:date>
    <meta:editing-duration>PT1H50M18S</meta:editing-duration>
    <meta:editing-cycles>10</meta:editing-cycles>
    <meta:generator>LibreOffice/5.0.3.2$Linux_X86_64 LibreOffice_project/00$Build-2</meta:generator>
    <meta:document-statistic meta:object-count="95"/>
  </office:meta>
</office:document-meta>
</file>